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5626in"/>
    </style:style>
    <style:style style:name="co3" style:family="table-column">
      <style:table-column-properties fo:break-before="auto" style:column-width="2.383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7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Extended price @ Q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PINHEAD1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N/A (Will use scrap wires and Power supply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2,C12</text:p>
          </table:table-cell>
          <table:table-cell office:value-type="string" calcext:value-type="string">
            <text:p>C_1206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1.56" calcext:value-type="currency">
            <text:p>$1.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1,C14</text:p>
          </table:table-cell>
          <table:table-cell office:value-type="string" calcext:value-type="string">
            <text:p>C_1206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 µF 25V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1.53" calcext:value-type="currency">
            <text:p>$1.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 µF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,C5,C6,C7,C8,C9,C10,C13,C15,C16</text:p>
          </table:table-cell>
          <table:table-cell office:value-type="string" calcext:value-type="string">
            <text:p>C_1206_HandSolde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 µF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1.48" calcext:value-type="currency">
            <text:p>$1.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2.3" calcext:value-type="currency">
            <text:p>$2.3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ini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103AWS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1.75" calcext:value-type="currency">
            <text:p>$1.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hoke_SMD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 µH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1.9" calcext:value-type="currency">
            <text:p>$1.9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ESP-1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Banggood</text:p>
          </table:table-cell>
          <table:table-cell office:value-type="currency" office:currency="USD" office:value="18" calcext:value-type="currency">
            <text:p>$18.00</text:p>
          </table:table-cell>
          <table:table-cell office:value-type="string" calcext:value-type="string">
            <text:p>Already purchas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easurement_Point_Square-TH_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_Header_Straight_2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12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1.35" calcext:value-type="currency">
            <text:p>$1.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1,Q3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95" calcext:value-type="currency">
            <text:p>$0.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R2,R3,R4,R11,R12,R13</text:p>
          </table:table-cell>
          <table:table-cell office:value-type="string" calcext:value-type="string">
            <text:p>R_1206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62" calcext:value-type="currency">
            <text:p>$0.6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5,R16</text:p>
          </table:table-cell>
          <table:table-cell office:value-type="string" calcext:value-type="string">
            <text:p>R_1206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24" calcext:value-type="currency">
            <text:p>$0.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24" calcext:value-type="currency">
            <text:p>$0.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7,R10</text:p>
          </table:table-cell>
          <table:table-cell office:value-type="string" calcext:value-type="string">
            <text:p>R_1206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77" calcext:value-type="currency">
            <text:p>$0.7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.2K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string" calcext:value-type="string">
            <text:p>Extra (58.2K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3mm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2.39" calcext:value-type="currency">
            <text:p>$2.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PST_PTS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table:number-columns-repeated="2" office:value-type="string" calcext:value-type="string">
            <text:p>^^^</text:p>
          </table:table-cell>
          <table:table-cell office:value-type="string" calcext:value-type="string">
            <text:p>Included in line abo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2.8" calcext:value-type="currency">
            <text:p>$2.8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C-70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7SB3157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2.05" calcext:value-type="currency">
            <text:p>$2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LC1024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12.6" calcext:value-type="currency">
            <text:p>$12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3,U4,U5,U6</text:p>
          </table:table-cell>
          <table:table-cell office:value-type="string" calcext:value-type="string">
            <text:p>MSOP-8_3x3mm_Pitch0.6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LVC2T45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11.5" calcext:value-type="currency">
            <text:p>$11.5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12-TFSO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T1230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3.4" calcext:value-type="currency">
            <text:p>$3.4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QFN-24-1EP_4x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9" calcext:value-type="currency">
            <text:p>$9.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OIC-18_7.5x11.6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S08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6.4" calcext:value-type="currency">
            <text:p>$6.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table:number-columns-repeated="3"/>
          <table:table-cell office:value-type="string" calcext:value-type="string">
            <text:p>OSHPark</text:p>
          </table:table-cell>
          <table:table-cell office:value-type="currency" office:currency="USD" office:value="60" calcext:value-type="currency">
            <text:p>$60.00</text:p>
          </table:table-cell>
          <table:table-cell office:value-type="string" calcext:value-type="string">
            <text:p>6 PCB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3:.G34])" office:value-type="currency" office:currency="USD" office:value="145.63" calcext:value-type="currency">
            <text:p>$145.6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Price/piece</text:p>
          </table:table-cell>
          <table:table-cell table:formula="of:=[.G35]/5" office:value-type="currency" office:currency="USD" office:value="29.126" calcext:value-type="currency">
            <text:p>$29.13</text:p>
          </table:table-cell>
          <table:table-cell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F3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9-10T16:16:59.873925737</dc:date>
    <meta:editing-duration>PT16H58M38S</meta:editing-duration>
    <meta:editing-cycles>4</meta:editing-cycles>
    <meta:document-statistic meta:table-count="1" meta:cell-count="234" meta:object-count="0"/>
  </office:meta>
</office:document-meta>
</file>